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align="center"/>
      <style:text-properties fo:color="#E97132" fo:font-size="20pt" style:font-size-asian="20pt" style:font-size-complex="20pt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font-size="10pt" style:font-size-asian="10pt" style:font-size-complex="10pt" fo:language="en" fo:country="US"/>
    </style:style>
    <style:style style:name="P25" style:parent-style-name="Normal" style:family="paragraph">
      <style:text-properties fo:font-size="10pt" style:font-size-asian="10pt" style:font-size-complex="10pt" fo:language="en" fo:country="US"/>
    </style:style>
    <style:style style:name="P26" style:parent-style-name="Normal" style:family="paragraph">
      <style:text-properties fo:font-size="10pt" style:font-size-asian="10pt" style:font-size-complex="10pt" fo:language="en" fo:country="US"/>
    </style:style>
    <style:style style:name="P27" style:parent-style-name="Normal" style:family="paragraph">
      <style:text-properties fo:font-size="10pt" style:font-size-asian="10pt" style:font-size-complex="10pt" fo:language="en" fo:country="US"/>
    </style:style>
    <style:style style:name="P28" style:parent-style-name="Normal" style:family="paragraph">
      <style:text-properties fo:font-size="10pt" style:font-size-asian="10pt" style:font-size-complex="10pt" fo:language="en" fo:country="US"/>
    </style:style>
    <style:style style:name="P29" style:parent-style-name="Normal" style:family="paragraph">
      <style:text-properties fo:font-size="10pt" style:font-size-asian="10pt" style:font-size-complex="10pt" fo:language="en" fo:country="US"/>
    </style:style>
    <style:style style:name="P30" style:parent-style-name="Normal" style:family="paragraph">
      <style:text-properties fo:font-size="10pt" style:font-size-asian="10pt" style:font-size-complex="10pt" fo:language="en" fo:country="US"/>
    </style:style>
    <style:style style:name="P31" style:parent-style-name="Normal" style:family="paragraph">
      <style:text-properties fo:font-size="10pt" style:font-size-asian="10pt" style:font-size-complex="10pt" fo:language="en" fo:country="US"/>
    </style:style>
    <style:style style:name="P32" style:parent-style-name="Normal" style:family="paragraph">
      <style:text-properties fo:font-size="10pt" style:font-size-asian="10pt" style:font-size-complex="10pt" fo:language="en" fo:country="US"/>
    </style:style>
    <style:style style:name="P33" style:parent-style-name="Normal" style:family="paragraph">
      <style:text-properties fo:font-size="10pt" style:font-size-asian="10pt" style:font-size-complex="10pt"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DefaultParagraphFont" style:family="text">
      <style:text-properties fo:font-size="10pt" style:font-size-asian="10pt" style:font-size-complex="10pt"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Normal" style:family="paragraph">
      <style:text-properties fo:font-size="10pt" style:font-size-asian="10pt" style:font-size-complex="10pt" fo:language="en" fo:country="US"/>
    </style:style>
    <style:style style:name="P39" style:parent-style-name="Normal" style:family="paragraph">
      <style:text-properties fo:font-size="10pt" style:font-size-asian="10pt" style:font-size-complex="10pt" fo:language="en" fo:country="US"/>
    </style:style>
    <style:style style:name="P40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ge" style:vertical-rel="paragraph" style:horizontal-pos="left" style:vertical-pos="from-top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2aa84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ge" style:vertical-rel="paragraph" style:horizontal-pos="left" style:vertical-pos="from-top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ge" style:vertical-rel="paragraph" style:horizontal-pos="left" style:vertical-pos="from-top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soft-page-break/>
      <text:p text:style-name="P2"><draw:custom-shape svg:x="0.02083in" svg:y="-0.49306in" svg:width="8.25694in" svg:height="11.15278in" draw:z-index="251659264" draw:id="id0" draw:style-name="a0" draw:name="Rectangle 2" text:anchor-type="paragraph"><svg:title/><svg:desc>eee</svg:desc><text:p text:style-name="P3"/><draw:enhanced-geometry draw:type="non-primitive" svg:viewBox="0 0 21600 21600" draw:enhanced-path="M 0 0 L 21600 0 21600 21600 0 21600 Z N"/></draw:custom-shape><draw:frame draw:style-name="a1" draw:name="Picture 31" text:anchor-type="as-char" svg:x="0in" svg:y="0in" svg:width="6.26806in" svg:height="0.50694in" style:rel-width="scale" style:rel-height="scale"><draw:image xlink:href="media/image1.emf" xlink:type="simple" xlink:show="embed" xlink:actuate="onLoad"/><svg:title/><svg:desc/></draw:frame></text:p>
      <text:p text:style-name="Normal"><draw:frame draw:z-index="251700224" draw:id="id1" draw:style-name="a2" draw:name="Text Box 9" text:anchor-type="paragraph" svg:x="1.10417in" svg:y="8.32222in" svg:width="2.02778in" svg:height="0.40972in" style:rel-width="scale" style:rel-height="scale"><draw:text-box><text:p text:style-name="P4">Office accommodation</text:p></draw:text-box><svg:title/><svg:desc/></draw:frame><draw:frame draw:z-index="251701248" draw:id="id2" draw:style-name="a3" draw:name="Text Box 10" text:anchor-type="paragraph" svg:x="3.32639in" svg:y="8.24583in" svg:width="2.08333in" svg:height="0.53472in" style:rel-width="scale" style:rel-height="scale"><draw:text-box><text:p text:style-name="P5">IMAGE RELATING TO MEETING ROOMS</text:p></draw:text-box><svg:title/><svg:desc/></draw:frame><draw:frame draw:z-index="251683840" draw:id="id3" draw:style-name="a4" draw:name="Text Box 27" text:anchor-type="paragraph" svg:x="0in" svg:y="9.69444in" svg:width="0.89583in" svg:height="0.31944in" style:rel-width="scale" style:rel-height="scale"><draw:text-box><text:p text:style-name="P6">FOOTER</text:p></draw:text-box><svg:title/><svg:desc/></draw:frame><draw:custom-shape svg:x="0in" svg:y="9.42639in" svg:width="8.25in" svg:height="0.58333in" draw:z-index="251682816" draw:id="id4" draw:style-name="a5" draw:name="Rectangle: Rounded Corners 2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99200" draw:id="id5" draw:style-name="a6" draw:name="Text Box 8" text:anchor-type="paragraph" svg:x="3.29167in" svg:y="7.50972in" svg:width="2.05556in" svg:height="0.59028in" style:rel-width="scale" style:rel-height="scale"><draw:text-box><text:p text:style-name="P7">IMAGE RELATING TO MEETING ROOMS</text:p></draw:text-box><svg:title/><svg:desc/></draw:frame><draw:frame draw:z-index="251698176" draw:id="id6" draw:style-name="a7" draw:name="Text Box 7" text:anchor-type="paragraph" svg:x="1.36806in" svg:y="7.63472in" svg:width="1.54167in" svg:height="0.33333in" style:rel-width="scale" style:rel-height="scale"><draw:text-box><text:p text:style-name="P8">Meeting rooms</text:p></draw:text-box><svg:title/><svg:desc/></draw:frame><draw:frame draw:z-index="251697152" draw:id="id7" draw:style-name="a8" draw:name="Text Box 6" text:anchor-type="paragraph" svg:x="3.30556in" svg:y="6.74583in" svg:width="2.18056in" svg:height="0.56944in" style:rel-width="scale" style:rel-height="scale"><draw:text-box><text:p text:style-name="P9">IMAGE HERE RELATING TO LECTURE THEATRE</text:p></draw:text-box><svg:title/><svg:desc/></draw:frame><draw:frame draw:z-index="251696128" draw:id="id8" draw:style-name="a9" draw:name="Text Box 5" text:anchor-type="paragraph" svg:x="1.13889in" svg:y="6.77361in" svg:width="1.78472in" svg:height="0.51389in" style:rel-width="scale" style:rel-height="scale"><draw:text-box><text:p text:style-name="P10">Dramatic three-story open atrium</text:p></draw:text-box><svg:title/><svg:desc/></draw:frame><draw:frame draw:z-index="251694080" draw:id="id9" draw:style-name="a10" draw:name="Text Box 2" text:anchor-type="paragraph" svg:x="1.24306in" svg:y="6.1in" svg:width="1.54861in" svg:height="0.42361in" style:rel-width="scale" style:rel-height="scale"><draw:text-box><text:p text:style-name="P11">Lecture theatre</text:p></draw:text-box><svg:title/><svg:desc/></draw:frame><draw:frame draw:z-index="251695104" draw:id="id10" draw:style-name="a11" draw:name="Text Box 4" text:anchor-type="paragraph" svg:x="3.28472in" svg:y="6.07917in" svg:width="2.33333in" svg:height="0.5625in" style:rel-width="scale" style:rel-height="scale"><draw:text-box><text:p text:style-name="P12">IMAGE HERE RELATING TO LECTURE THEATRE</text:p></draw:text-box><svg:title/><svg:desc/></draw:frame><draw:frame draw:z-index="251692032" draw:id="id11" draw:style-name="a12" draw:name="Text Box 3" text:anchor-type="paragraph" svg:x="3.29167in" svg:y="5.32917in" svg:width="2.57639in" svg:height="0.55556in" style:rel-width="scale" style:rel-height="scale"><draw:text-box><text:p text:style-name="P13">IMAGE HERE RELATING TO SPECIALIST FACULTY FACILITIES</text:p></draw:text-box><svg:title/><svg:desc/></draw:frame><draw:frame draw:z-index="251687936" draw:id="id12" draw:style-name="a13" draw:name="Text Box 1" text:anchor-type="paragraph" svg:x="1.94444in" svg:y="5.2875in" svg:width="2.09028in" svg:height="0.36111in" style:rel-width="scale" style:rel-height="scale"><draw:text-box><text:p text:style-name="P14">Specialist faculty facilities</text:p></draw:text-box><svg:title/><svg:desc/></draw:frame><draw:frame draw:z-index="251689984" draw:id="id13" draw:style-name="a14" draw:name="Text Box 1" text:anchor-type="paragraph" svg:x="1.08333in" svg:y="4.68333in" svg:width="1.75in" svg:height="0.36111in" style:rel-width="scale" style:rel-height="scale"><draw:text-box><text:p text:style-name="P15">Pool teaching rooms</text:p></draw:text-box><svg:title/><svg:desc/></draw:frame><draw:frame draw:z-index="251688960" draw:id="id14" draw:style-name="a15" draw:name="Text Box 1" text:anchor-type="paragraph" svg:x="3.32361in" svg:y="3.90556in" svg:width="2.38194in" svg:height="0.59028in" style:rel-width="scale" style:rel-height="scale"><draw:text-box><text:p text:style-name="P16">IMAGE HERE RELATING TO<text:s/>WIFI</text:p></draw:text-box><svg:title/><svg:desc/></draw:frame><draw:frame draw:z-index="251691008" draw:id="id15" draw:style-name="a16" draw:name="Text Box 2" text:anchor-type="paragraph" svg:x="3.38889in" svg:y="4.61389in" svg:width="2.33333in" svg:height="0.5625in" style:rel-width="scale" style:rel-height="scale"><draw:text-box><text:p text:style-name="P17">IMAGE HERE RELATING TO POOL TEACHING ROOMS</text:p></draw:text-box><svg:title/><svg:desc/></draw:frame><draw:frame draw:z-index="251678720" draw:id="id16" draw:style-name="a17" draw:name="Text Box 23" text:anchor-type="paragraph" svg:x="2.125in" svg:y="4.09306in" svg:width="1.53472in" svg:height="0.32639in" style:rel-width="scale" style:rel-height="scale"><draw:text-box><text:p text:style-name="P18">WIFI</text:p><text:p text:style-name="P19"/></draw:text-box><svg:title/><svg:desc/></draw:frame><draw:frame draw:z-index="251686912" draw:id="id17" draw:style-name="a18" draw:name="Text Box 30" text:anchor-type="paragraph" svg:x="-0.97917in" svg:y="3.21111in" svg:width="2.22222in" svg:height="0.5625in" style:rel-width="scale" style:rel-height="scale"><draw:text-box><text:p text:style-name="P20">THE FACILITIES AT CANTOR COLLEGE ARE:</text:p></draw:text-box><svg:title/><svg:desc/></draw:frame><draw:frame draw:z-index="251676672" draw:id="id18" draw:style-name="a19" draw:name="Text Box 21" text:anchor-type="paragraph" svg:x="2.3125in" svg:y="1.83611in" svg:width="1.6875in" svg:height="0.44444in" style:rel-width="scale" style:rel-height="scale"><draw:text-box><text:p text:style-name="P21">FACILITIES</text:p></draw:text-box><svg:title/><svg:desc/></draw:frame><draw:frame draw:z-index="251677696" draw:id="id19" draw:style-name="a20" draw:name="Text Box 22" text:anchor-type="paragraph" svg:x="0.94444in" svg:y="2.38472in" svg:width="4.50694in" svg:height="0.76389in" style:rel-width="scale" style:rel-height="scale"><draw:text-box><text:p text:style-name="P22">PARAGRAPH TALKING ABOUT<text:s/>HOW THE COLLEGE IS A INTERNATIONALLY CONNECTED CREATIVE COMMUNITY OF DISCIPLINES HOUSED UNDER ONE ROOF.</text:p></draw:text-box><svg:title/><svg:desc/></draw:frame><draw:frame draw:z-index="251662336" draw:id="id20" draw:style-name="a21" draw:name="Text Box 5" text:anchor-type="paragraph" svg:x="-0.86806in" svg:y="-0.8125in" svg:width="0.875in" svg:height="0.29861in" style:rel-width="scale" style:rel-height="scale"><draw:text-box><text:p text:style-name="P23">LOGO</text:p></draw:text-box><svg:title/><svg:desc/></draw:frame><draw:custom-shape svg:x="0in" svg:y="-1in" svg:width="1.17361in" svg:height="0.75in" draw:z-index="251661312" draw:id="id21" draw:style-name="a22" draw:name="Rectangle: Rounded Corners 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74624" draw:id="id22" draw:style-name="a23" draw:name="Text Box 18" text:anchor-type="paragraph" svg:x="1.93056in" svg:y="1.11806in" svg:width="1.125in" svg:height="0.47222in" style:rel-width="scale" style:rel-height="scale"><draw:text-box><text:p text:style-name="P24">Contact<text:s/>Us</text:p></draw:text-box><svg:title/><svg:desc/></draw:frame><draw:frame draw:z-index="251673600" draw:id="id23" draw:style-name="a24" draw:name="Text Box 17" text:anchor-type="paragraph" svg:x="0.4375in" svg:y="1.15972in" svg:width="1.35417in" svg:height="0.35417in" style:rel-width="scale" style:rel-height="scale"><draw:text-box><text:p text:style-name="P25">Learning resources</text:p></draw:text-box><svg:title/><svg:desc/></draw:frame><draw:frame draw:z-index="251671552" draw:id="id24" draw:style-name="a25" draw:name="Text Box 15" text:anchor-type="paragraph" svg:x="-0.9375in" svg:y="1.13889in" svg:width="1.20139in" svg:height="0.48611in" style:rel-width="scale" style:rel-height="scale"><draw:text-box><text:p text:style-name="P26">Information for staff</text:p></draw:text-box><svg:title/><svg:desc/></draw:frame><draw:frame draw:z-index="251672576" draw:id="id25" draw:style-name="a26" draw:name="Text Box 16" text:anchor-type="paragraph" svg:x="5.52778in" svg:y="0.40278in" svg:width="1.23611in" svg:height="0.45139in" style:rel-width="scale" style:rel-height="scale"><draw:text-box><text:p text:style-name="P27">Working with business</text:p></draw:text-box><svg:title/><svg:desc/></draw:frame><draw:frame draw:z-index="251670528" draw:id="id26" draw:style-name="a27" draw:name="Text Box 14" text:anchor-type="paragraph" svg:x="4.28472in" svg:y="0.375in" svg:width="1.11806in" svg:height="0.52083in" style:rel-width="scale" style:rel-height="scale"><draw:text-box><text:p text:style-name="P28">Information for staff</text:p></draw:text-box><svg:title/><svg:desc/></draw:frame><draw:frame draw:z-index="251669504" draw:id="id27" draw:style-name="a28" draw:name="Text Box 13" text:anchor-type="paragraph" svg:x="3.43056in" svg:y="0.52083in" svg:width="0.78472in" svg:height="0.3125in" style:rel-width="scale" style:rel-height="scale"><draw:text-box><text:p text:style-name="P29">Facilities</text:p></draw:text-box><svg:title/><svg:desc/></draw:frame><draw:frame draw:z-index="251668480" draw:id="id28" draw:style-name="a29" draw:name="Text Box 12" text:anchor-type="paragraph" svg:x="2.59028in" svg:y="0.36806in" svg:width="0.75694in" svg:height="0.55556in" style:rel-width="scale" style:rel-height="scale"><draw:text-box><text:p text:style-name="P30">Design</text:p><text:p text:style-name="P31">Courses</text:p></draw:text-box><svg:title/><svg:desc/></draw:frame><draw:frame draw:z-index="251666432" draw:id="id29" draw:style-name="a30" draw:name="Text Box 9" text:anchor-type="paragraph" svg:x="1.59722in" svg:y="0.36111in" svg:width="0.90972in" svg:height="0.59028in" style:rel-width="scale" style:rel-height="scale"><draw:text-box><text:p text:style-name="P32">Computing</text:p><text:p text:style-name="P33">Courses</text:p><text:p text:style-name="P34">g</text:p><text:p text:style-name="P35">g</text:p></draw:text-box><svg:title/><svg:desc/></draw:frame><draw:frame draw:z-index="251667456" draw:id="id30" draw:style-name="a31" draw:name="Text Box 10" text:anchor-type="paragraph" svg:x="0.75in" svg:y="0.44444in" svg:width="0.78472in" svg:height="0.45139in" style:rel-width="scale" style:rel-height="scale"><draw:text-box><text:p text:style-name="Normal"><text:span text:style-name="T36">How to find us</text:span><text:span text:style-name="T37"><text:s/>find us</text:span></text:p></draw:text-box><svg:title/><svg:desc/></draw:frame><draw:frame draw:z-index="251665408" draw:id="id31" draw:style-name="a32" draw:name="Text Box 8" text:anchor-type="paragraph" svg:x="-0.29167in" svg:y="0.52083in" svg:width="0.97222in" svg:height="0.30556in" style:rel-width="scale" style:rel-height="scale"><draw:text-box><text:p text:style-name="P38">About us</text:p></draw:text-box><svg:title/><svg:desc/></draw:frame><draw:frame draw:z-index="251664384" draw:id="id32" draw:style-name="a33" draw:name="Text Box 7" text:anchor-type="paragraph" svg:x="0in" svg:y="0.50694in" svg:width="0.65278in" svg:height="0.3125in" style:rel-width="scale" style:rel-height="scale"><draw:text-box><text:p text:style-name="P39">Home</text:p></draw:text-box><svg:title/><svg:desc/></draw:frame><draw:custom-shape svg:x="0in" svg:y="0.25694in" svg:width="8.00694in" svg:height="0.76389in" draw:z-index="251663360" draw:id="id33" draw:style-name="a34" draw:name="Rectangle: Rounded Corners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60288" draw:id="id34" draw:style-name="a35" draw:name="Text Box 3" text:anchor-type="paragraph" svg:x="2.57639in" svg:y="-1in" svg:width="2.64583in" svg:height="0.60417in" style:rel-width="scale" style:rel-height="scale"><draw:text-box><text:p text:style-name="P40">CANTOR COLLEGE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dio</meta:initial-creator>
    <dc:creator>Ibrahim, Hadia (Student)</dc:creator>
    <meta:creation-date>2024-12-15T07:57:00Z</meta:creation-date>
    <dc:date>2024-12-18T12:29:00Z</dc:date>
    <meta:template xlink:href="Normal" xlink:type="simple"/>
    <meta:editing-cycles>2</meta:editing-cycles>
    <meta:editing-duration>PT6420S</meta:editing-duration>
    <meta:document-statistic meta:page-count="2" meta:paragraph-count="1" meta:word-count="5" meta:character-count="38" meta:row-count="1" meta:non-whitespace-character-count="34"/>
  </office:meta>
</office:document-meta>
</file>